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3cm" fo:margin-left="0cm" fo:margin-right="-0.012cm" table:align="margins" style:shadow="none"/>
    </style:style>
    <style:style style:name="Table2.A" style:family="table-column">
      <style:table-column-properties style:column-width="13.996cm" style:rel-column-width="7935*"/>
    </style:style>
    <style:style style:name="Table2.B" style:family="table-column">
      <style:table-column-properties style:column-width="3.016cm" style:rel-column-width="1710*"/>
    </style:style>
    <style:style style:name="Table2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6e6e6" fo:padding="0.097cm" fo:border="0.2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Heading_20_1">
      <style:text-properties style:language-asian="zh" style:country-asian="CN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lang or 'zh_CN')&gt;</text:placeholder></text:p>
      <text:h text:style-name="P2" text:outline-level="1">演示合同内容</text:h>
      <text:h text:style-name="Heading_20_2" text:outline-level="2">摘要</text:h>
      <text:p text:style-name="Text_20_body">这里放摘要废话。</text:p>
      <text:h text:style-name="Heading_20_2" text:outline-level="2">收付款项：</text:h>
      <text:p text:style-name="Text_20_body"><text:text-input text:description="&lt;if test=&quot;o.fund_lines&quot;&gt;">if fund_lines</text:text-input></text:p>
      <text:section text:style-name="Sect1" text:name="Section2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Heading">说明</text:p>
            </table:table-cell>
            <table:table-cell table:style-name="Table2.B1" office:value-type="string">
              <text:p text:style-name="Table_20_Heading">金额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fl in o.fund_lines&quot;&gt;">开始循环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Table_20_Contents"><text:text-input text:description="&lt;fl.name&gt;">说明字段</text:text-input></text:p>
            </table:table-cell>
            <table:table-cell table:style-name="Table2.A2" office:value-type="string">
              <text:p text:style-name="P1"><text:text-input text:description="&lt;fl.amount&gt;">金额字段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结束循环</text:text-input></text:p>
            </table:table-cell>
            <table:covered-table-cell/>
          </table:table-row>
        </table:table>
        <text:p text:style-name="Standard"><text:text-input text:description="&lt;/if&gt;">/if</text:text-input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normal" style:font-name-asian="黑体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size="12pt" fo:font-weight="bold" style:font-name-asian="黑体" style:font-size-asian="12pt" style:font-weight-asian="norm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text:span text:style-name="MT1">/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1-27T11:37:33.67</dc:date>
    <meta:editing-duration>PT23H57M32S</meta:editing-duration>
    <meta:editing-cycles>169</meta:editing-cycles>
    <meta:generator>LibreOffice/3.4$Win32 LibreOffice_project/340m1$Build-12</meta:generator>
    <meta:document-statistic meta:table-count="1" meta:image-count="0" meta:object-count="0" meta:page-count="1" meta:paragraph-count="0" meta:word-count="29" meta:character-count="114" meta:non-whitespace-character-count="108"/>
    <meta:user-defined meta:name="Info 1"/>
    <meta:user-defined meta:name="Info 2"/>
    <meta:user-defined meta:name="Info 3"/>
    <meta:user-defined meta:name="Info 4"/>
  </office:meta>
</office:document-meta>
</file>